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<text:s text:c="2"/>- name: Config web WM with docker</text:p>
      <text:p text:style-name="Standard"><text:s text:c="4"/>hosts: webservers</text:p>
      <text:p text:style-name="Standard"><text:s text:c="4"/>become: true</text:p>
      <text:p text:style-name="Standard"><text:s text:c="4"/>tasks:</text:p>
      <text:p text:style-name="Standard"><text:s text:c="4"/>- name: docker.io</text:p>
      <text:p text:style-name="Standard"><text:s text:c="6"/>apt:</text:p>
      <text:p text:style-name="Standard"><text:s text:c="8"/>force_apt_get: yes</text:p>
      <text:p text:style-name="Standard"><text:s text:c="8"/>update_cache: yes</text:p>
      <text:p text:style-name="Standard"><text:s text:c="8"/>name: docker.io</text:p>
      <text:p text:style-name="Standard"><text:s text:c="8"/>state: present</text:p>
      <text:p text:style-name="Standard"><text:s text:c="4"/>- name: Install pip3</text:p>
      <text:p text:style-name="Standard"><text:s text:c="6"/>apt:</text:p>
      <text:p text:style-name="Standard"><text:s text:c="8"/>force_apt_get: yes</text:p>
      <text:p text:style-name="Standard"><text:s text:c="8"/>name: python3-pip</text:p>
      <text:p text:style-name="Standard"><text:s text:c="8"/>state: present</text:p>
      <text:p text:style-name="Standard"><text:s text:c="4"/>- name: Install Docker python module</text:p>
      <text:p text:style-name="Standard"><text:s text:c="6"/>pip:</text:p>
      <text:p text:style-name="Standard"><text:s text:c="8"/>name: docker</text:p>
      <text:p text:style-name="Standard"><text:s text:c="8"/>state: present</text:p>
      <text:p text:style-name="Standard"><text:s text:c="4"/>- name: Download and launch a Docker web container</text:p>
      <text:p text:style-name="Standard"><text:s text:c="6"/>docker_container:</text:p>
      <text:p text:style-name="Standard"><text:s text:c="8"/>name: dvwa</text:p>
      <text:p text:style-name="Standard"><text:s text:c="8"/>image: cyberxsecurity/dvwa</text:p>
      <text:p text:style-name="Standard"><text:s text:c="8"/>state: started</text:p>
      <text:p text:style-name="Standard"><text:s text:c="8"/>restart_policy: always</text:p>
      <text:p text:style-name="Standard"><text:s text:c="8"/>published_ports: 80:80</text:p>
      <text:p text:style-name="Standard"><text:s text:c="4"/>- name: Enable docker service</text:p>
      <text:p text:style-name="Standard"><text:s text:c="6"/>systemd:</text:p>
      <text:p text:style-name="Standard"><text:s text:c="8"/>name: docker</text:p>
      <text:p text:style-name="Standard"><text:s text:c="8"/>enabled: y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5:59:16.035000000</meta:creation-date>
    <dc:date>2021-02-07T15:59:35.219000000</dc:date>
    <meta:editing-duration>PT19S</meta:editing-duration>
    <meta:editing-cycles>1</meta:editing-cycles>
    <meta:document-statistic meta:table-count="0" meta:image-count="0" meta:object-count="0" meta:page-count="1" meta:paragraph-count="31" meta:word-count="77" meta:character-count="709" meta:non-whitespace-character-count="471"/>
    <meta:generator>LibreOffice/6.4.4.2$Windows_x86 LibreOffice_project/3d775be2011f3886db32dfd395a6a6d1ca2630ff</meta:generator>
  </office:meta>
</office:document-meta>
</file>